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media1.wmv" manifest:media-type="application/octet-stream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2" style:parent-style-name="Graphics">
      <style:graphic-properties draw:fill="none" draw:stroke="none"/>
    </style:style>
    <style:style style:family="presentation" style:name="a763">
      <style:graphic-properties draw:fill="none" draw:stroke="solid" svg:stroke-width="0.01389in" svg:stroke-color="#000000" svg:stroke-opacity="100%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761" draw:master-page-name="Master1-Layout1-title-标题幻灯片" presentation:presentation-page-layout-name="Master1-PPL1" draw:id="Slide-256">
        <draw:frame draw:id="id69" draw:style-name="a762" draw:name="修复 隐蔽要求全部删除时，“疏散小区信息” 和“防空工程匹配信息”没有修复的问题" svg:x="0in" svg:y="0in" svg:width="13.33333in" svg:height="7.5in" style:rel-width="scale" style:rel-height="scale">
          <draw:plugin draw:mime-type="video/x-ms-wmv" xlink:href="media/media1.wmv" xlink:type="simple" xlink:show="embed" xlink:actuate="onLoad"/>
          <draw:image xlink:href="media/image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interactive-sequence" smil:begin="id69.click">
            <anim:par smil:begin="0.0s" smil:fill="hold">
              <anim:par smil:begin="0.0s" smil:fill="hold">
                <anim:par presentation:node-type="on-click" presentation:preset-id="2" presentation:preset-sub-type="0" presentation:preset-class="media-call" smil:begin="0.0s" smil:fill="hold">
                  <anim:command anim:command="toggle-pause" smil:targetElement="id69"/>
                </anim:par>
              </anim:par>
            </anim:par>
          </anim:seq>
        </anim:par>
        <presentation:notes draw:style-name="a768">
          <draw:page-thumbnail draw:page-number="1" svg:x="0.75in" svg:y="1.25in" svg:width="6in" svg:height="3.375in" presentation:class="page" draw:id="id70" presentation:style-name="a763" draw:name="幻灯片图像占位符 1">
            <svg:title/>
            <svg:desc/>
          </draw:page-thumbnail>
          <draw:frame draw:id="id71" presentation:style-name="a764" draw:name="备注占位符 2" svg:x="0.75in" svg:y="4.8125in" svg:width="6in" svg:height="3.9375in" presentation:class="notes" presentation:placeholder="true">
            <draw:text-box/>
            <svg:title/>
            <svg:desc/>
          </draw:frame>
          <draw:frame draw:id="id72" draw:style-name="a767" draw:name="灯片编号占位符 3" svg:x="4.24826in" svg:y="9.49826in" svg:width="3.25in" svg:height="0.50174in">
            <draw:text-box>
              <text:p text:style-name="a766" text:class-names="" text:cond-style-name=""><text:span text:style-name="a765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标题幻灯片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标题和内容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节标题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两栏内容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较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仅标题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空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内容与标题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图片与标题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标题和竖排文字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竖排标题与文本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55">
      <style:table-cell-properties/>
    </style:style>
    <style:style style:family="table-cell" style:name="a760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6">
      <style:table-cell-properties fo:background-color="#d2deef"/>
    </style:style>
    <style:style style:family="table-cell" style:name="a757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8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59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/>
    </style:style>
    <style:style style:family="table-cell" style:name="a754">
      <style:table-cell-properties fo:background-color="#d2deef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757" table:paragraph-style-name=""/>
      <table:last-row table:style-name="a758" table:paragraph-style-name=""/>
      <table:first-column table:style-name="a759" table:paragraph-style-name=""/>
      <table:last-column table:style-name="a760" table:paragraph-style-name=""/>
      <table:body table:style-name="a752" table:paragraph-style-name=""/>
      <table:even-rows table:style-name="a755" table:paragraph-style-name=""/>
      <table:odd-rows table:style-name="a756" table:paragraph-style-name=""/>
      <table:even-columns table:style-name="a753" table:paragraph-style-name=""/>
      <table:odd-columns table:style-name="a75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5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7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2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0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6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9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主题​​" style:page-layout-name="pageLayout1" draw:style-name="a0">
      <draw:frame draw:id="id0" presentation:style-name="a4" draw:name="标题占位符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单击此处编辑母版标题样式</text:span><text:span text:style-name="a2" text:class-names=""/></text:p>
        </draw:text-box>
        <svg:title/>
        <svg:desc/>
      </draw:frame>
      <draw:frame draw:id="id1" presentation:style-name="a21" draw:name="文本占位符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编辑母版文本样式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第二级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第三级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第五级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日期占位符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4/9/2021</text:date></text:span></text:p>
        </draw:text-box>
        <svg:title/>
        <svg:desc/>
      </draw:frame>
      <draw:frame draw:id="id3" presentation:style-name="a28" draw:name="页脚占位符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灯片编号占位符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4">
        <draw:frame draw:id="id5" presentation:style-name="a34" draw:name="页眉占位符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日期占位符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/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幻灯片图像占位符 3">
          <svg:title/>
          <svg:desc/>
        </draw:page-thumbnail>
        <draw:frame draw:id="id8" presentation:style-name="a56" draw:name="备注占位符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编辑母版文本样式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第二级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2" text:class-names="">第五级</text:span><text:span text:style-name="a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" draw:name="页脚占位符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0" presentation:style-name="a63" draw:name="灯片编号占位符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/></text:span><text:span text:style-name="a61" text:class-names=""/></text:p>
          </draw:text-box>
          <svg:title/>
          <svg:desc/>
        </draw:frame>
      </presentation:notes>
    </style:master-page>
    <style:master-page style:name="Master1-Layout1-title-标题幻灯片" style:page-layout-name="pageLayout1" draw:style-name="a65">
      <draw:frame draw:id="id11" presentation:style-name="a69" draw:name="标题 1" svg:x="1.66667in" svg:y="1.22743in" svg:width="10in" svg:height="2.61111in" presentation:class="title" presentation:placeholder="false">
        <draw:text-box>
          <text:p text:style-name="a68" text:class-names="" text:cond-style-name=""><text:span text:style-name="a66" text:class-names="">单击此处编辑母版标题样式</text:span><text:span text:style-name="a67" text:class-names=""/></text:p>
        </draw:text-box>
        <svg:title/>
        <svg:desc/>
      </draw:frame>
      <draw:frame draw:id="id12" presentation:style-name="a73" draw:name="副标题 2" svg:x="1.66667in" svg:y="3.93924in" svg:width="10in" svg:height="1.81076in" presentation:class="subtitle" presentation:placeholder="false">
        <draw:text-box>
          <text:p text:style-name="a72" text:class-names="" text:cond-style-name=""><text:span text:style-name="a70" text:class-names="">单击以编辑母版副标题样式</text:span><text:span text:style-name="a71" text:class-names=""/></text:p>
        </draw:text-box>
        <svg:title/>
        <svg:desc/>
      </draw:frame>
      <draw:frame draw:id="id13" presentation:style-name="a77" draw:name="日期占位符 3" svg:x="0.91667in" svg:y="6.95139in" svg:width="3in" svg:height="0.39931in" presentation:class="date-time" presentation:placeholder="false">
        <draw:text-box>
          <text:p text:style-name="a76" text:class-names="" text:cond-style-name=""><text:span text:style-name="a74" text:class-names=""><text:date text:fixed="false" style:data-style-name="a75">4/9/2021</text:date></text:span></text:p>
        </draw:text-box>
        <svg:title/>
        <svg:desc/>
      </draw:frame>
      <draw:frame draw:id="id14" presentation:style-name="a80" draw:name="页脚占位符 4" svg:x="4.41667in" svg:y="6.95139in" svg:width="4.5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5" presentation:style-name="a83" draw:name="灯片编号占位符 5" svg:x="9.41667in" svg:y="6.95139in" svg:width="3in" svg:height="0.39931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5" presentation:style-name="a86" draw:name="页眉占位符 1" svg:x="0in" svg:y="0in" svg:width="3.25in" svg:height="0.50174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6" presentation:style-name="a91" draw:name="日期占位符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7" text:class-names=""><text:date text:fixed="false" style:data-style-name="a88"/></text:span><text:span text:style-name="a8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2" draw:name="幻灯片图像占位符 3">
          <svg:title/>
          <svg:desc/>
        </draw:page-thumbnail>
        <draw:frame draw:id="id8" presentation:style-name="a108" draw:name="备注占位符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编辑母版文本样式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第二级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4" text:class-names="">第五级</text:span><text:span text:style-name="a1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" draw:name="页脚占位符 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灯片编号占位符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/></text:span><text:span text:style-name="a113" text:class-names=""/></text:p>
          </draw:text-box>
          <svg:title/>
          <svg:desc/>
        </draw:frame>
      </presentation:notes>
    </style:master-page>
    <style:master-page style:name="Master1-Layout2-obj-标题和内容" style:page-layout-name="pageLayout1" draw:style-name="a117">
      <draw:frame draw:id="id16" presentation:style-name="a121" draw:name="标题 1" svg:x="0.91667in" svg:y="0.39931in" svg:width="11.5in" svg:height="1.44965in" presentation:class="title" presentation:placeholder="false">
        <draw:text-box>
          <text:p text:style-name="a120" text:class-names="" text:cond-style-name=""><text:span text:style-name="a118" text:class-names="">单击此处编辑母版标题样式</text:span><text:span text:style-name="a119" text:class-names=""/></text:p>
        </draw:text-box>
        <svg:title/>
        <svg:desc/>
      </draw:frame>
      <draw:frame draw:id="id17" presentation:style-name="a138" draw:name="内容占位符 2" svg:x="0.91667in" svg:y="1.99653in" svg:width="11.5in" svg:height="4.75868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编辑母版文本样式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第二级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第三级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第五级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2" draw:name="日期占位符 3" svg:x="0.91667in" svg:y="6.95139in" svg:width="3in" svg:height="0.39931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4/9/2021</text:date></text:span></text:p>
        </draw:text-box>
        <svg:title/>
        <svg:desc/>
      </draw:frame>
      <draw:frame draw:id="id19" presentation:style-name="a145" draw:name="页脚占位符 4" svg:x="4.41667in" svg:y="6.95139in" svg:width="4.5in" svg:height="0.3993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0" presentation:style-name="a148" draw:name="灯片编号占位符 5" svg:x="9.41667in" svg:y="6.95139in" svg:width="3in" svg:height="0.39931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5" presentation:style-name="a151" draw:name="页眉占位符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6" draw:name="日期占位符 2" svg:x="4.24826in" svg:y="0in" svg:width="3.25in" svg:height="0.50174in" presentation:class="date-time" presentation:placeholder="false">
          <draw:text-box>
            <text:p text:style-name="a155" text:class-names="" text:cond-style-name=""><text:span text:style-name="a152" text:class-names=""><text:date text:fixed="false" style:data-style-name="a153"/></text:span><text:span text:style-name="a1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7" draw:name="幻灯片图像占位符 3">
          <svg:title/>
          <svg:desc/>
        </draw:page-thumbnail>
        <draw:frame draw:id="id8" presentation:style-name="a173" draw:name="备注占位符 4" svg:x="0.75in" svg:y="4.8125in" svg:width="6in" svg:height="3.9375in" presentation:class="notes" presentation:placeholder="false">
          <draw:text-box>
            <text:p text:style-name="a159" text:class-names="" text:cond-style-name=""><text:span text:style-name="a158" text:class-names="">编辑母版文本样式</text:span></text:p>
            <text:list text:style-name="a162">
              <text:list-item>
                <text:list text:style-name="a162">
                  <text:list-item>
                    <text:p text:style-name="a161" text:class-names="" text:cond-style-name=""><text:span text:style-name="a160" text:class-names="">第二级</text:span></text:p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p text:style-name="a164" text:class-names="" text:cond-style-name=""><text:span text:style-name="a163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list text:style-name="a168">
                          <text:list-item>
                            <text:p text:style-name="a167" text:class-names="" text:cond-style-name=""><text:span text:style-name="a166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69" text:class-names="">第五级</text:span><text:span text:style-name="a1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页脚占位符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灯片编号占位符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/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节标题" style:page-layout-name="pageLayout1" draw:style-name="a182">
      <draw:frame draw:id="id21" presentation:style-name="a186" draw:name="标题 1" svg:x="0.90972in" svg:y="1.86979in" svg:width="11.5in" svg:height="3.11979in" presentation:class="title" presentation:placeholder="false">
        <draw:text-box>
          <text:p text:style-name="a185" text:class-names="" text:cond-style-name=""><text:span text:style-name="a183" text:class-names="">单击此处编辑母版标题样式</text:span><text:span text:style-name="a184" text:class-names=""/></text:p>
        </draw:text-box>
        <svg:title/>
        <svg:desc/>
      </draw:frame>
      <draw:frame draw:id="id22" presentation:style-name="a190" draw:name="文本占位符 2" svg:x="0.90972in" svg:y="5.0191in" svg:width="11.5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编辑母版文本样式</text:span></text:p>
            </text:list-item>
          </text:list>
        </draw:text-box>
        <svg:title/>
        <svg:desc/>
      </draw:frame>
      <draw:frame draw:id="id23" presentation:style-name="a194" draw:name="日期占位符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4/9/2021</text:date></text:span></text:p>
        </draw:text-box>
        <svg:title/>
        <svg:desc/>
      </draw:frame>
      <draw:frame draw:id="id24" presentation:style-name="a197" draw:name="页脚占位符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5" presentation:style-name="a200" draw:name="灯片编号占位符 5" svg:x="9.41667in" svg:y="6.95139in" svg:width="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33">
        <draw:frame draw:id="id5" presentation:style-name="a203" draw:name="页眉占位符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6" presentation:style-name="a208" draw:name="日期占位符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4" text:class-names=""><text:date text:fixed="false" style:data-style-name="a205"/></text:span><text:span text:style-name="a20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幻灯片图像占位符 3">
          <svg:title/>
          <svg:desc/>
        </draw:page-thumbnail>
        <draw:frame draw:id="id8" presentation:style-name="a225" draw:name="备注占位符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编辑母版文本样式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第二级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第五级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页脚占位符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灯片编号占位符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/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两栏内容" style:page-layout-name="pageLayout1" draw:style-name="a234">
      <draw:frame draw:id="id26" presentation:style-name="a238" draw:name="标题 1" svg:x="0.91667in" svg:y="0.39931in" svg:width="11.5in" svg:height="1.44965in" presentation:class="title" presentation:placeholder="false">
        <draw:text-box>
          <text:p text:style-name="a237" text:class-names="" text:cond-style-name=""><text:span text:style-name="a235" text:class-names="">单击此处编辑母版标题样式</text:span><text:span text:style-name="a236" text:class-names=""/></text:p>
        </draw:text-box>
        <svg:title/>
        <svg:desc/>
      </draw:frame>
      <draw:frame draw:id="id27" presentation:style-name="a255" draw:name="内容占位符 2" svg:x="0.91667in" svg:y="1.99653in" svg:width="5.66667in" svg:height="4.75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编辑母版文本样式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第二级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第三级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第五级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2" draw:name="内容占位符 3" svg:x="6.75in" svg:y="1.99653in" svg:width="5.66667in" svg:height="4.75868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编辑母版文本样式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第二级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第三级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第五级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6" draw:name="日期占位符 4" svg:x="0.91667in" svg:y="6.95139in" svg:width="3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4/9/2021</text:date></text:span></text:p>
        </draw:text-box>
        <svg:title/>
        <svg:desc/>
      </draw:frame>
      <draw:frame draw:id="id30" presentation:style-name="a279" draw:name="页脚占位符 5" svg:x="4.41667in" svg:y="6.95139in" svg:width="4.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31" presentation:style-name="a282" draw:name="灯片编号占位符 6" svg:x="9.41667in" svg:y="6.95139in" svg:width="3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5" presentation:style-name="a285" draw:name="页眉占位符 1" svg:x="0in" svg:y="0in" svg:width="3.25in" svg:height="0.50174in" presentation:class="head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6" presentation:style-name="a290" draw:name="日期占位符 2" svg:x="4.24826in" svg:y="0in" svg:width="3.25in" svg:height="0.50174in" presentation:class="date-time" presentation:placeholder="false">
          <draw:text-box>
  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1" draw:name="幻灯片图像占位符 3">
          <svg:title/>
          <svg:desc/>
        </draw:page-thumbnail>
        <draw:frame draw:id="id8" presentation:style-name="a307" draw:name="备注占位符 4" svg:x="0.75in" svg:y="4.8125in" svg:width="6in" svg:height="3.9375in" presentation:class="notes" presentation:placeholder="false">
          <draw:text-box>
            <text:p text:style-name="a293" text:class-names="" text:cond-style-name=""><text:span text:style-name="a292" text:class-names="">编辑母版文本样式</text:span></text:p>
            <text:list text:style-name="a296">
              <text:list-item>
                <text:list text:style-name="a296">
                  <text:list-item>
                    <text:p text:style-name="a295" text:class-names="" text:cond-style-name=""><text:span text:style-name="a294" text:class-names="">第二级</text:span></text:p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p text:style-name="a298" text:class-names="" text:cond-style-name=""><text:span text:style-name="a297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p text:style-name="a301" text:class-names="" text:cond-style-name=""><text:span text:style-name="a300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list text:style-name="a306">
                          <text:list-item>
                            <text:list text:style-name="a306">
                              <text:list-item>
                                <text:p text:style-name="a305" text:class-names="" text:cond-style-name=""><text:span text:style-name="a303" text:class-names="">第五级</text:span><text:span text:style-name="a3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0" draw:name="页脚占位符 5" svg:x="0in" svg:y="9.49826in" svg:width="3.25in" svg:height="0.50174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4" draw:name="灯片编号占位符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1" text:class-names=""><text:page-number style:num-format="1" text:fixed="false"/></text:span><text:span text:style-name="a312" text:class-names=""/></text:p>
          </draw:text-box>
          <svg:title/>
          <svg:desc/>
        </draw:frame>
      </presentation:notes>
    </style:master-page>
    <style:master-page style:name="Master1-Layout5-twoTxTwoObj-比较" style:page-layout-name="pageLayout1" draw:style-name="a316">
      <draw:frame draw:id="id32" presentation:style-name="a320" draw:name="标题 1" svg:x="0.9184in" svg:y="0.39931in" svg:width="11.5in" svg:height="1.44965in" presentation:class="title" presentation:placeholder="false">
        <draw:text-box>
          <text:p text:style-name="a319" text:class-names="" text:cond-style-name=""><text:span text:style-name="a317" text:class-names="">单击此处编辑母版标题样式</text:span><text:span text:style-name="a318" text:class-names=""/></text:p>
        </draw:text-box>
        <svg:title/>
        <svg:desc/>
      </draw:frame>
      <draw:frame draw:id="id33" presentation:style-name="a324" draw:name="文本占位符 2" svg:x="0.9184in" svg:y="1.83854in" svg:width="5.64062in" svg:height="0.901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编辑母版文本样式</text:span></text:p>
            </text:list-item>
          </text:list>
        </draw:text-box>
        <svg:title/>
        <svg:desc/>
      </draw:frame>
      <draw:frame draw:id="id34" presentation:style-name="a341" draw:name="内容占位符 3" svg:x="0.9184in" svg:y="2.73958in" svg:width="5.64062in" svg:height="4.02951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编辑母版文本样式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第二级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第三级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7" text:class-names="">第五级</text:span><text:span text:style-name="a3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5" draw:name="文本占位符 4" svg:x="6.75in" svg:y="1.83854in" svg:width="5.6684in" svg:height="0.90104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编辑母版文本样式</text:span></text:p>
            </text:list-item>
          </text:list>
        </draw:text-box>
        <svg:title/>
        <svg:desc/>
      </draw:frame>
      <draw:frame draw:id="id36" presentation:style-name="a362" draw:name="内容占位符 5" svg:x="6.75in" svg:y="2.73958in" svg:width="5.6684in" svg:height="4.02951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编辑母版文本样式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第二级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第三级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第五级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66" draw:name="日期占位符 6" svg:x="0.91667in" svg:y="6.95139in" svg:width="3in" svg:height="0.39931in" presentation:class="date-time" presentation:placeholder="false">
        <draw:text-box>
          <text:p text:style-name="a365" text:class-names="" text:cond-style-name=""><text:span text:style-name="a363" text:class-names=""><text:date text:fixed="false" style:data-style-name="a364">4/9/2021</text:date></text:span></text:p>
        </draw:text-box>
        <svg:title/>
        <svg:desc/>
      </draw:frame>
      <draw:frame draw:id="id38" presentation:style-name="a369" draw:name="页脚占位符 7" svg:x="4.41667in" svg:y="6.95139in" svg:width="4.5in" svg:height="0.39931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39" presentation:style-name="a372" draw:name="灯片编号占位符 8" svg:x="9.41667in" svg:y="6.95139in" svg:width="3in" svg:height="0.39931in" presentation:class="page-number" presentation:placeholder="false">
        <draw:text-box>
          <text:p text:style-name="a371" text:class-names="" text:cond-style-name=""><text:span text:style-name="a370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frame draw:id="id5" presentation:style-name="a375" draw:name="页眉占位符 1" svg:x="0in" svg:y="0in" svg:width="3.25in" svg:height="0.50174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6" presentation:style-name="a380" draw:name="日期占位符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6" text:class-names=""><text:date text:fixed="false" style:data-style-name="a377"/></text:span><text:span text:style-name="a3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1" draw:name="幻灯片图像占位符 3">
          <svg:title/>
          <svg:desc/>
        </draw:page-thumbnail>
        <draw:frame draw:id="id8" presentation:style-name="a397" draw:name="备注占位符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编辑母版文本样式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第二级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第五级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0" draw:name="页脚占位符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0" presentation:style-name="a404" draw:name="灯片编号占位符 6" svg:x="4.24826in" svg:y="9.49826in" svg:width="3.25in" svg:height="0.50174in" presentation:class="page-number" presentation:placeholder="false">
          <draw:text-box>
            <text:p text:style-name="a403" text:class-names="" text:cond-style-name=""><text:span text:style-name="a401" text:class-names=""><text:page-number style:num-format="1" text:fixed="false"/></text:span><text:span text:style-name="a402" text:class-names=""/></text:p>
          </draw:text-box>
          <svg:title/>
          <svg:desc/>
        </draw:frame>
      </presentation:notes>
    </style:master-page>
    <style:master-page style:name="Master1-Layout6-titleOnly-仅标题" style:page-layout-name="pageLayout1" draw:style-name="a406">
      <draw:frame draw:id="id40" presentation:style-name="a410" draw:name="标题 1" svg:x="0.91667in" svg:y="0.39931in" svg:width="11.5in" svg:height="1.44965in" presentation:class="title" presentation:placeholder="false">
        <draw:text-box>
          <text:p text:style-name="a409" text:class-names="" text:cond-style-name=""><text:span text:style-name="a407" text:class-names="">单击此处编辑母版标题样式</text:span><text:span text:style-name="a408" text:class-names=""/></text:p>
        </draw:text-box>
        <svg:title/>
        <svg:desc/>
      </draw:frame>
      <draw:frame draw:id="id41" presentation:style-name="a414" draw:name="日期占位符 2" svg:x="0.91667in" svg:y="6.95139in" svg:width="3in" svg:height="0.39931in" presentation:class="date-time" presentation:placeholder="false">
        <draw:text-box>
          <text:p text:style-name="a413" text:class-names="" text:cond-style-name=""><text:span text:style-name="a411" text:class-names=""><text:date text:fixed="false" style:data-style-name="a412">4/9/2021</text:date></text:span></text:p>
        </draw:text-box>
        <svg:title/>
        <svg:desc/>
      </draw:frame>
      <draw:frame draw:id="id42" presentation:style-name="a417" draw:name="页脚占位符 3" svg:x="4.41667in" svg:y="6.95139in" svg:width="4.5in" svg:height="0.39931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43" presentation:style-name="a420" draw:name="灯片编号占位符 4" svg:x="9.41667in" svg:y="6.95139in" svg:width="3in" svg:height="0.39931in" presentation:class="page-number" presentation:placeholder="false">
        <draw:text-box>
          <text:p text:style-name="a419" text:class-names="" text:cond-style-name=""><text:span text:style-name="a418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5" presentation:style-name="a423" draw:name="页眉占位符 1" svg:x="0in" svg:y="0in" svg:width="3.25in" svg:height="0.50174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6" presentation:style-name="a428" draw:name="日期占位符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4" text:class-names=""><text:date text:fixed="false" style:data-style-name="a425"/></text:span><text:span text:style-name="a42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9" draw:name="幻灯片图像占位符 3">
          <svg:title/>
          <svg:desc/>
        </draw:page-thumbnail>
        <draw:frame draw:id="id8" presentation:style-name="a445" draw:name="备注占位符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编辑母版文本样式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第二级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1" text:class-names="">第五级</text:span><text:span text:style-name="a4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8" draw:name="页脚占位符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0" presentation:style-name="a452" draw:name="灯片编号占位符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  </draw:text-box>
          <svg:title/>
          <svg:desc/>
        </draw:frame>
      </presentation:notes>
    </style:master-page>
    <style:master-page style:name="Master1-Layout7-blank-空白" style:page-layout-name="pageLayout1" draw:style-name="a454">
      <draw:frame draw:id="id44" presentation:style-name="a458" draw:name="日期占位符 1" svg:x="0.91667in" svg:y="6.95139in" svg:width="3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4/9/2021</text:date></text:span></text:p>
        </draw:text-box>
        <svg:title/>
        <svg:desc/>
      </draw:frame>
      <draw:frame draw:id="id45" presentation:style-name="a461" draw:name="页脚占位符 2" svg:x="4.41667in" svg:y="6.95139in" svg:width="4.5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46" presentation:style-name="a464" draw:name="灯片编号占位符 3" svg:x="9.41667in" svg:y="6.95139in" svg:width="3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497">
        <draw:frame draw:id="id5" presentation:style-name="a467" draw:name="页眉占位符 1" svg:x="0in" svg:y="0in" svg:width="3.25in" svg:height="0.50174in" presentation:class="head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6" presentation:style-name="a472" draw:name="日期占位符 2" svg:x="4.24826in" svg:y="0in" svg:width="3.25in" svg:height="0.50174in" presentation:class="date-time" presentation:placeholder="false">
          <draw:text-box>
            <text:p text:style-name="a471" text:class-names="" text:cond-style-name=""><text:span text:style-name="a468" text:class-names=""><text:date text:fixed="false" style:data-style-name="a469"/></text:span><text:span text:style-name="a47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3" draw:name="幻灯片图像占位符 3">
          <svg:title/>
          <svg:desc/>
        </draw:page-thumbnail>
        <draw:frame draw:id="id8" presentation:style-name="a489" draw:name="备注占位符 4" svg:x="0.75in" svg:y="4.8125in" svg:width="6in" svg:height="3.9375in" presentation:class="notes" presentation:placeholder="false">
          <draw:text-box>
            <text:p text:style-name="a475" text:class-names="" text:cond-style-name=""><text:span text:style-name="a474" text:class-names="">编辑母版文本样式</text:span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第二级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list text:style-name="a488">
                              <text:list-item>
                                <text:p text:style-name="a487" text:class-names="" text:cond-style-name=""><text:span text:style-name="a485" text:class-names="">第五级</text:span><text:span text:style-name="a4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2" draw:name="页脚占位符 5" svg:x="0in" svg:y="9.49826in" svg:width="3.25in" svg:height="0.50174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0" presentation:style-name="a496" draw:name="灯片编号占位符 6" svg:x="4.24826in" svg:y="9.49826in" svg:width="3.25in" svg:height="0.50174in" presentation:class="page-number" presentation:placeholder="false">
          <draw:text-box>
  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  </draw:text-box>
          <svg:title/>
          <svg:desc/>
        </draw:frame>
      </presentation:notes>
    </style:master-page>
    <style:master-page style:name="Master1-Layout8-objTx-内容与标题" style:page-layout-name="pageLayout1" draw:style-name="a498">
      <draw:frame draw:id="id47" presentation:style-name="a502" draw:name="标题 1" svg:x="0.9184in" svg:y="0.5in" svg:width="4.30035in" svg:height="1.75in" presentation:class="title" presentation:placeholder="false">
        <draw:text-box>
          <text:p text:style-name="a501" text:class-names="" text:cond-style-name=""><text:span text:style-name="a499" text:class-names="">单击此处编辑母版标题样式</text:span><text:span text:style-name="a500" text:class-names=""/></text:p>
        </draw:text-box>
        <svg:title/>
        <svg:desc/>
      </draw:frame>
      <draw:frame draw:id="id48" presentation:style-name="a519" draw:name="内容占位符 2" svg:x="5.6684in" svg:y="1.07986in" svg:width="6.75in" svg:height="5.32986in" presentation:class="object" presentation:placeholder="false">
        <draw:text-box>
          <text:list text:style-name="a505">
            <text:list-item>
              <text:p text:style-name="a504" text:class-names="" text:cond-style-name=""><text:span text:style-name="a503" text:class-names="">编辑母版文本样式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第二级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第三级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5" text:class-names="">第五级</text:span><text:span text:style-name="a5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23" draw:name="文本占位符 3" svg:x="0.9184in" svg:y="2.25in" svg:width="4.3003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编辑母版文本样式</text:span></text:p>
            </text:list-item>
          </text:list>
        </draw:text-box>
        <svg:title/>
        <svg:desc/>
      </draw:frame>
      <draw:frame draw:id="id50" presentation:style-name="a527" draw:name="日期占位符 4" svg:x="0.91667in" svg:y="6.95139in" svg:width="3in" svg:height="0.39931in" presentation:class="date-time" presentation:placeholder="false">
        <draw:text-box>
          <text:p text:style-name="a526" text:class-names="" text:cond-style-name=""><text:span text:style-name="a524" text:class-names=""><text:date text:fixed="false" style:data-style-name="a525">4/9/2021</text:date></text:span></text:p>
        </draw:text-box>
        <svg:title/>
        <svg:desc/>
      </draw:frame>
      <draw:frame draw:id="id51" presentation:style-name="a530" draw:name="页脚占位符 5" svg:x="4.41667in" svg:y="6.95139in" svg:width="4.5in" svg:height="0.39931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2" presentation:style-name="a533" draw:name="灯片编号占位符 6" svg:x="9.41667in" svg:y="6.95139in" svg:width="3in" svg:height="0.39931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5" presentation:style-name="a536" draw:name="页眉占位符 1" svg:x="0in" svg:y="0in" svg:width="3.25in" svg:height="0.50174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6" presentation:style-name="a541" draw:name="日期占位符 2" svg:x="4.24826in" svg:y="0in" svg:width="3.25in" svg:height="0.50174in" presentation:class="date-time" presentation:placeholder="false">
          <draw:text-box>
            <text:p text:style-name="a540" text:class-names="" text:cond-style-name=""><text:span text:style-name="a537" text:class-names=""><text:date text:fixed="false" style:data-style-name="a538"/></text:span><text:span text:style-name="a5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42" draw:name="幻灯片图像占位符 3">
          <svg:title/>
          <svg:desc/>
        </draw:page-thumbnail>
        <draw:frame draw:id="id8" presentation:style-name="a558" draw:name="备注占位符 4" svg:x="0.75in" svg:y="4.8125in" svg:width="6in" svg:height="3.9375in" presentation:class="notes" presentation:placeholder="false">
          <draw:text-box>
            <text:p text:style-name="a544" text:class-names="" text:cond-style-name=""><text:span text:style-name="a543" text:class-names="">编辑母版文本样式</text:span></text:p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第二级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p text:style-name="a552" text:class-names="" text:cond-style-name=""><text:span text:style-name="a551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list text:style-name="a557">
                              <text:list-item>
                                <text:p text:style-name="a556" text:class-names="" text:cond-style-name=""><text:span text:style-name="a554" text:class-names="">第五级</text:span><text:span text:style-name="a5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1" draw:name="页脚占位符 5" svg:x="0in" svg:y="9.49826in" svg:width="3.25in" svg:height="0.50174in" presentation:class="foot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5" draw:name="灯片编号占位符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2" text:class-names=""><text:page-number style:num-format="1" text:fixed="false"/></text:span><text:span text:style-name="a563" text:class-names=""/></text:p>
          </draw:text-box>
          <svg:title/>
          <svg:desc/>
        </draw:frame>
      </presentation:notes>
    </style:master-page>
    <style:master-page style:name="Master1-Layout9-picTx-图片与标题" style:page-layout-name="pageLayout1" draw:style-name="a567">
      <draw:frame draw:id="id53" presentation:style-name="a571" draw:name="标题 1" svg:x="0.9184in" svg:y="0.5in" svg:width="4.30035in" svg:height="1.75in" presentation:class="title" presentation:placeholder="false">
        <draw:text-box>
          <text:p text:style-name="a570" text:class-names="" text:cond-style-name=""><text:span text:style-name="a568" text:class-names="">单击此处编辑母版标题样式</text:span><text:span text:style-name="a569" text:class-names=""/></text:p>
        </draw:text-box>
        <svg:title/>
        <svg:desc/>
      </draw:frame>
      <draw:frame draw:id="id54" presentation:style-name="a574" draw:name="图片占位符 2" svg:x="5.6684in" svg:y="1.07986in" svg:width="6.75in" svg:height="5.32986in" presentation:class="graphic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55" presentation:style-name="a578" draw:name="文本占位符 3" svg:x="0.9184in" svg:y="2.25in" svg:width="4.30035in" svg:height="4.1684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编辑母版文本样式</text:span></text:p>
            </text:list-item>
          </text:list>
        </draw:text-box>
        <svg:title/>
        <svg:desc/>
      </draw:frame>
      <draw:frame draw:id="id56" presentation:style-name="a582" draw:name="日期占位符 4" svg:x="0.91667in" svg:y="6.95139in" svg:width="3in" svg:height="0.39931in" presentation:class="date-time" presentation:placeholder="false">
        <draw:text-box>
          <text:p text:style-name="a581" text:class-names="" text:cond-style-name=""><text:span text:style-name="a579" text:class-names=""><text:date text:fixed="false" style:data-style-name="a580">4/9/2021</text:date></text:span></text:p>
        </draw:text-box>
        <svg:title/>
        <svg:desc/>
      </draw:frame>
      <draw:frame draw:id="id57" presentation:style-name="a585" draw:name="页脚占位符 5" svg:x="4.41667in" svg:y="6.95139in" svg:width="4.5in" svg:height="0.39931in" presentation:class="footer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58" presentation:style-name="a588" draw:name="灯片编号占位符 6" svg:x="9.41667in" svg:y="6.95139in" svg:width="3in" svg:height="0.39931in" presentation:class="page-number" presentation:placeholder="false">
        <draw:text-box>
          <text:p text:style-name="a587" text:class-names="" text:cond-style-name=""><text:span text:style-name="a586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5" presentation:style-name="a591" draw:name="页眉占位符 1" svg:x="0in" svg:y="0in" svg:width="3.25in" svg:height="0.50174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6" presentation:style-name="a596" draw:name="日期占位符 2" svg:x="4.24826in" svg:y="0in" svg:width="3.25in" svg:height="0.50174in" presentation:class="date-time" presentation:placeholder="false">
          <draw:text-box>
            <text:p text:style-name="a595" text:class-names="" text:cond-style-name=""><text:span text:style-name="a592" text:class-names=""><text:date text:fixed="false" style:data-style-name="a593"/></text:span><text:span text:style-name="a5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7" draw:name="幻灯片图像占位符 3">
          <svg:title/>
          <svg:desc/>
        </draw:page-thumbnail>
        <draw:frame draw:id="id8" presentation:style-name="a613" draw:name="备注占位符 4" svg:x="0.75in" svg:y="4.8125in" svg:width="6in" svg:height="3.9375in" presentation:class="notes" presentation:placeholder="false">
          <draw:text-box>
            <text:p text:style-name="a599" text:class-names="" text:cond-style-name=""><text:span text:style-name="a598" text:class-names="">编辑母版文本样式</text:span></text:p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第二级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p text:style-name="a604" text:class-names="" text:cond-style-name=""><text:span text:style-name="a603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p text:style-name="a607" text:class-names="" text:cond-style-name=""><text:span text:style-name="a606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09" text:class-names="">第五级</text:span><text:span text:style-name="a6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6" draw:name="页脚占位符 5" svg:x="0in" svg:y="9.49826in" svg:width="3.25in" svg:height="0.50174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0" presentation:style-name="a620" draw:name="灯片编号占位符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7" text:class-names=""><text:page-number style:num-format="1" text:fixed="false"/></text:span><text:span text:style-name="a618" text:class-names=""/></text:p>
          </draw:text-box>
          <svg:title/>
          <svg:desc/>
        </draw:frame>
      </presentation:notes>
    </style:master-page>
    <style:master-page style:name="Master1-Layout10-vertTx-标题和竖排文字" style:page-layout-name="pageLayout1" draw:style-name="a622">
      <draw:frame draw:id="id59" presentation:style-name="a626" draw:name="标题 1" svg:x="0.91667in" svg:y="0.39931in" svg:width="11.5in" svg:height="1.44965in" presentation:class="title" presentation:placeholder="false">
        <draw:text-box>
          <text:p text:style-name="a625" text:class-names="" text:cond-style-name=""><text:span text:style-name="a623" text:class-names="">单击此处编辑母版标题样式</text:span><text:span text:style-name="a624" text:class-names=""/></text:p>
        </draw:text-box>
        <svg:title/>
        <svg:desc/>
      </draw:frame>
      <draw:frame draw:id="id60" presentation:style-name="a643" draw:name="竖排文字占位符 2" svg:x="0.91667in" svg:y="1.99653in" svg:width="11.5in" svg:height="4.75868in" presentation:class="outline" presentation:placeholder="false">
        <draw:text-box>
          <text:list text:style-name="a629">
            <text:list-item>
              <text:p text:style-name="a628" text:class-names="" text:cond-style-name=""><text:span text:style-name="a627" text:class-names="">编辑母版文本样式</text:span></text:p>
            </text:list-item>
          </text:list>
          <text:list text:style-name="a632">
            <text:list-item>
              <text:list text:style-name="a632">
                <text:list-item>
                  <text:p text:style-name="a631" text:class-names="" text:cond-style-name=""><text:span text:style-name="a630" text:class-names="">第二级</text:span></text:p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p text:style-name="a634" text:class-names="" text:cond-style-name=""><text:span text:style-name="a633" text:class-names="">第三级</text:span></text:p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p text:style-name="a637" text:class-names="" text:cond-style-name=""><text:span text:style-name="a63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list text:style-name="a642">
                            <text:list-item>
                              <text:p text:style-name="a641" text:class-names="" text:cond-style-name=""><text:span text:style-name="a639" text:class-names="">第五级</text:span><text:span text:style-name="a6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47" draw:name="日期占位符 3" svg:x="0.91667in" svg:y="6.95139in" svg:width="3in" svg:height="0.39931in" presentation:class="date-time" presentation:placeholder="false">
        <draw:text-box>
          <text:p text:style-name="a646" text:class-names="" text:cond-style-name=""><text:span text:style-name="a644" text:class-names=""><text:date text:fixed="false" style:data-style-name="a645">4/9/2021</text:date></text:span></text:p>
        </draw:text-box>
        <svg:title/>
        <svg:desc/>
      </draw:frame>
      <draw:frame draw:id="id62" presentation:style-name="a650" draw:name="页脚占位符 4" svg:x="4.41667in" svg:y="6.95139in" svg:width="4.5in" svg:height="0.39931in" presentation:class="footer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63" presentation:style-name="a653" draw:name="灯片编号占位符 5" svg:x="9.41667in" svg:y="6.95139in" svg:width="3in" svg:height="0.39931in" presentation:class="page-number" presentation:placeholder="false">
        <draw:text-box>
          <text:p text:style-name="a652" text:class-names="" text:cond-style-name=""><text:span text:style-name="a651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5" presentation:style-name="a656" draw:name="页眉占位符 1" svg:x="0in" svg:y="0in" svg:width="3.25in" svg:height="0.50174in" presentation:class="head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6" presentation:style-name="a661" draw:name="日期占位符 2" svg:x="4.24826in" svg:y="0in" svg:width="3.25in" svg:height="0.50174in" presentation:class="date-time" presentation:placeholder="false">
          <draw:text-box>
            <text:p text:style-name="a660" text:class-names="" text:cond-style-name=""><text:span text:style-name="a657" text:class-names=""><text:date text:fixed="false" style:data-style-name="a658"/></text:span><text:span text:style-name="a65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62" draw:name="幻灯片图像占位符 3">
          <svg:title/>
          <svg:desc/>
        </draw:page-thumbnail>
        <draw:frame draw:id="id8" presentation:style-name="a678" draw:name="备注占位符 4" svg:x="0.75in" svg:y="4.8125in" svg:width="6in" svg:height="3.9375in" presentation:class="notes" presentation:placeholder="false">
          <draw:text-box>
            <text:p text:style-name="a664" text:class-names="" text:cond-style-name=""><text:span text:style-name="a663" text:class-names="">编辑母版文本样式</text:span></text:p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5" text:class-names="">第二级</text:span></text:p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p text:style-name="a669" text:class-names="" text:cond-style-name=""><text:span text:style-name="a668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p text:style-name="a672" text:class-names="" text:cond-style-name=""><text:span text:style-name="a671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list text:style-name="a677">
                              <text:list-item>
                                <text:p text:style-name="a676" text:class-names="" text:cond-style-name=""><text:span text:style-name="a674" text:class-names="">第五级</text:span><text:span text:style-name="a6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1" draw:name="页脚占位符 5" svg:x="0in" svg:y="9.49826in" svg:width="3.25in" svg:height="0.50174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0" presentation:style-name="a685" draw:name="灯片编号占位符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2" text:class-names=""><text:page-number style:num-format="1" text:fixed="false"/></text:span><text:span text:style-name="a683" text:class-names=""/></text:p>
          </draw:text-box>
          <svg:title/>
          <svg:desc/>
        </draw:frame>
      </presentation:notes>
    </style:master-page>
    <style:master-page style:name="Master1-Layout11-vertTitleAndTx-竖排标题与文本" style:page-layout-name="pageLayout1" draw:style-name="a687">
      <draw:frame draw:id="id64" presentation:style-name="a691" draw:name="竖排标题 1" svg:x="9.54167in" svg:y="0.39931in" svg:width="2.875in" svg:height="6.3559in" presentation:class="title" presentation:placeholder="false">
        <draw:text-box>
          <text:p text:style-name="a690" text:class-names="" text:cond-style-name=""><text:span text:style-name="a688" text:class-names="">单击此处编辑母版标题样式</text:span><text:span text:style-name="a689" text:class-names=""/></text:p>
        </draw:text-box>
        <svg:title/>
        <svg:desc/>
      </draw:frame>
      <draw:frame draw:id="id65" presentation:style-name="a708" draw:name="竖排文字占位符 2" svg:x="0.91667in" svg:y="0.39931in" svg:width="8.45833in" svg:height="6.3559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编辑母版文本样式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第二级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第三级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第五级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12" draw:name="日期占位符 3" svg:x="0.91667in" svg:y="6.95139in" svg:width="3in" svg:height="0.39931in" presentation:class="date-time" presentation:placeholder="false">
        <draw:text-box>
          <text:p text:style-name="a711" text:class-names="" text:cond-style-name=""><text:span text:style-name="a709" text:class-names=""><text:date text:fixed="false" style:data-style-name="a710">4/9/2021</text:date></text:span></text:p>
        </draw:text-box>
        <svg:title/>
        <svg:desc/>
      </draw:frame>
      <draw:frame draw:id="id67" presentation:style-name="a715" draw:name="页脚占位符 4" svg:x="4.41667in" svg:y="6.95139in" svg:width="4.5in" svg:height="0.39931in" presentation:class="footer" presentation:placeholder="false">
        <draw:text-box>
          <text:p text:style-name="a714" text:class-names="" text:cond-style-name=""><text:span text:style-name="a713" text:class-names=""/></text:p>
        </draw:text-box>
        <svg:title/>
        <svg:desc/>
      </draw:frame>
      <draw:frame draw:id="id68" presentation:style-name="a718" draw:name="灯片编号占位符 5" svg:x="9.41667in" svg:y="6.95139in" svg:width="3in" svg:height="0.39931in" presentation:class="page-number" presentation:placeholder="false">
        <draw:text-box>
          <text:p text:style-name="a717" text:class-names="" text:cond-style-name=""><text:span text:style-name="a716" text:class-names=""><text:page-number style:num-format="1" text:fixed="false"/></text:span></text:p>
        </draw:text-box>
        <svg:title/>
        <svg:desc/>
      </draw:frame>
      <presentation:notes style:page-layout-name="pageLayout2" draw:style-name="a751">
        <draw:frame draw:id="id5" presentation:style-name="a721" draw:name="页眉占位符 1" svg:x="0in" svg:y="0in" svg:width="3.25in" svg:height="0.50174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6" presentation:style-name="a726" draw:name="日期占位符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2" text:class-names=""><text:date text:fixed="false" style:data-style-name="a723"/></text:span><text:span text:style-name="a7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7" draw:name="幻灯片图像占位符 3">
          <svg:title/>
          <svg:desc/>
        </draw:page-thumbnail>
        <draw:frame draw:id="id8" presentation:style-name="a743" draw:name="备注占位符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编辑母版文本样式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第二级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第三级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第四级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第五级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6" draw:name="页脚占位符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0" presentation:style-name="a750" draw:name="灯片编号占位符 6" svg:x="4.24826in" svg:y="9.49826in" svg:width="3.25in" svg:height="0.50174in" presentation:class="page-number" presentation:placeholder="false">
          <draw:text-box>
            <text:p text:style-name="a749" text:class-names="" text:cond-style-name=""><text:span text:style-name="a747" text:class-names=""><text:page-number style:num-format="1" text:fixed="false"/></text:span><text:span text:style-name="a74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演示文稿</dc:title>
    <meta:initial-creator>acmis</meta:initial-creator>
    <dc:creator>acmis</dc:creator>
    <meta:creation-date>2021-04-08T13:02:13Z</meta:creation-date>
    <dc:date>2021-04-09T02:33:54Z</dc:date>
    <meta:template xlink:href="Organic" xlink:type="simple"/>
    <meta:editing-cycles>1</meta:editing-cycles>
    <meta:editing-duration>PT572S</meta:editing-duration>
    <meta:document-statistic meta:paragraph-count="1" meta:word-count="1"/>
  </office:meta>
</office:document-meta>
</file>